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8: Hands-on Practical Experience</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be able to:</text:p>
            <text:list text:style-name="L2">
              <text:list-item>
                <text:p text:style-name="P3">Use common inbuilt network monitoring tools for simple network checks</text:p>
              </text:list-item>
              <text:list-item>
                <text:p text:style-name="P3">Install / use the Wireshark software packet probe on PC and Linux systems</text:p>
              </text:list-item>
              <text:list-item>
                <text:p text:style-name="P3">Install / use a typical more complex monitoring tool on a Linux system.</text:p>
              </text:list-item>
              <text:list-item>
                <text:p text:style-name="P3">Explore the facilities available on a Linux-based self-contained monitoring toolkit.</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the facilitator, please tell the group:</text:p>
              <text:p text:style-name="P5"><text:span text:style-name="P0">At the end of session I will ask if we have met the objectives – if not,
we will discuss again.</text:span></text:p>
            </draw:text-box>
          </draw:frame>
        </presentation:notes>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pend some time watching and doing</text:p>
          </draw:text-box>
        </draw:frame>
        <draw:frame draw:layer="layout" presentation:class="outline" presentation:style-name="Default-outline1" svg:height="12.179cm" svg:width="26cm" svg:x="1cm" svg:y="6.6cm">
          <draw:text-box>
            <text:list text:style-name="L2">
              <text:list-item>
                <text:p text:style-name="P3">Use existing Microsoft Tools on XP (command line)</text:p>
              </text:list-item>
              <text:list-item>
                <text:p text:style-name="P3">Install and use Wireshark or one of the other Windows based capture tools</text:p>
              </text:list-item>
              <text:list-item>
                <text:p text:style-name="P3">Use standard Linux commands from a Linux Live CD</text:p>
              </text:list-item>
              <text:list-item>
                <text:p text:style-name="P3">Use the<text:s/><text:a xlink:href="http://www.kali.org/" xlink:type="simple">Kali Linux</text:a> Live CD for penetration testing</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Discuss timetable for the day.</text:p>
              <text:p text:style-name="P3">This is your session so do ask questions, raise hands, so we can explore
the methods we use and reinforce methods.</text:p>
              <text:p text:style-name="P3">Everyone participant must have installed a package using the tool, today or
tomorrow. That way you know you can do it again with no help.</text:p>
              <text:p text:style-name="P3">I will first demonstrate, and then everyone will have a go installing by
themselves. Use a token to indicate who is installing.</text:p>
              <text:p text:style-name="P3">Software used:</text:p>
              <text:list text:style-name="L2">
                <text:list-item>
                  <text:p text:style-name="P3"><text:span text:style-name="P1">Knoppix</text:span>able to be loaded on any PC – prime intent to provide a live CD to be
used anywhere like an Internet café.</text:p>
                </text:list-item>
                <text:list-item>
                  <text:p text:style-name="P3"><text:span text:style-name="P1">Ubuntu</text:span>provides open source desktop functionality for the African community.
If you are considering installing a computer lab or you don’t want to
buy any Microsoft software, but you still want to read Word and
PowerPoint files, this has Microsoft functionality. I.e. designer
knock offs. This is totally free to download from www.ubuntu.org.</text:p>
                </text:list-item>
                <text:list-item>
                  <text:p text:style-name="P3"><text:span text:style-name="P1">Auditor Security</text:span>security probe software that you can use.</text:p>
                </text:list-item>
              </text:list>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